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poleno,</text:p>
      <text:p text:style-name="Normal">V našich duších skrývají se kameny, jenž spojují neviditelné vlákno náklonnosti a porozumění. Jsi mým osikovým stínem ve světlých dnech a pevným vedením, když cesty mé nejsou jasné. Tvá přítomnost připomíná ochrannou sílu anděla Uriela, jež mi pomáhá rozplétat sklíčené myšlenky a objevovat pravdu, která se ukrývá za zdmi nevědomosti. Ve Střelci, jehož energii sdílíš, nalezu vášeň pro objevování a touhu po svobodě, která vede naše kroky neznámými cestami. A v roce Psa, tvého čínského znamení, cítím loajalitu a upřímnost, jež jsou základem naší vzájemné důvěry. Ve světle anděla strážného Uriela, nechť vaše cesty osvětluje pravda a spravedlnost, abychom společně mohli prokázat, že pravá láska a porozumění jsou věčné. </text:p>
      <text:p text:style-name="Normal">S láskou a obdivem sdílím s tebou kameny duše, jež nás spojují v tuto valentýnskou sezónu a navžd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